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text-properties fo:font-weight="normal" style:font-weight-asian="normal" style:font-weight-complex="normal"/>
    </style:style>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9">
      <style:text-properties officeooo:paragraph-rsid="00095b48"/>
    </style:style>
    <style:style style:name="P12" style:family="paragraph" style:parent-style-name="Standard" style:list-style-name="L10"/>
    <style:style style:name="P13" style:family="paragraph" style:parent-style-name="Standard" style:list-style-name="L11"/>
    <style:style style:name="P14" style:family="paragraph" style:parent-style-name="Standard" style:list-style-name="L12"/>
    <style:style style:name="P15" style:family="paragraph" style:parent-style-name="Standard">
      <style:text-properties officeooo:rsid="00095b48" officeooo:paragraph-rsid="00095b48"/>
    </style:style>
    <style:style style:name="T1" style:family="text">
      <style:text-properties fo:language="de" fo:country="DE"/>
    </style:style>
    <style:style style:name="T2" style:family="text">
      <style:text-properties officeooo:rsid="00095b48"/>
    </style:style>
    <style:style style:name="T3" style:family="text">
      <style:text-properties officeooo:rsid="000ac26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ODO: Listen nur über medienkontextmenu</text:p>
      <text:p text:style-name="P15">TODO: Album doppelung erlauben</text:p>
      <text:p text:style-name="Standard"/>
      <text:p text:style-name="Standard">Name: Album erstellen</text:p>
      <text:p text:style-name="Standard"/>
      <text:p text:style-name="Standard">Beteiligte Akteure: Label-Manager oder Künstler</text:p>
      <text:p text:style-name="Standard"/>
      <text:p text:style-name="Standard">Anfangsbedingungen: Der Benutzer ist im System eingeloggt und hat bereits Medien eingestellt.</text:p>
      <text:list xml:id="list3398293518030040829" text:style-name="L1">
        <text:list-item>
          <text:p text:style-name="P2">Zusatz für <text:span text:style-name="T1">Label</text:span>-Manager: Es reicht aus, wenn irgendein Künstler des Labels bereits ein Medium eingestellt hat.</text:p>
        </text:list-item>
      </text:list>
      <text:p text:style-name="Standard"/>
      <text:p text:style-name="Standard">Ereignisfluss: </text:p>
      <text:list xml:id="list5747971080175488064" text:style-name="L2">
        <text:list-item>
          <text:p text:style-name="P3">Der Benutzer wählt ein Medium (Künstler aus seinen, Label-Manager von allen Künstlern des Labels) aus und kann im Menü den Fall "Zu Album hinzufügen" wählen.</text:p>
        </text:list-item>
        <text:list-item>
          <text:p text:style-name="P3">Ein Menü öffnet sich, in dem alle Alben des Künstlers/Labels angezeigt werden. Als letzter Punkt steht "Neues Album erstellen", welchen er anwählt.</text:p>
        </text:list-item>
        <text:list-item>
          <text:p text:style-name="P3">Die Album-Erstellen Seite öffnet sich; der Benutzer füllt hier die Textfelder "Titel" und weitere Textfelder zu Metadaten aus.</text:p>
        </text:list-item>
        <text:list-item>
          <text:p text:style-name="P3">Er klickt auf speichern und schließt somit die Erstellung ab.</text:p>
        </text:list-item>
      </text:list>
      <text:p text:style-name="Standard"/>
      <text:p text:style-name="Standard">Abschlussbeingungen: Das Album liegt im System mit seinen Metadaten und Songs vor und kann über die Suche gefunden und von Benutzern abgespielt werden.</text:p>
      <text:p text:style-name="Standard"/>
      <text:p text:style-name="Standard">Ausnahmen:</text:p>
      <text:list xml:id="list7088437571371614379" text:style-name="L3">
        <text:list-item>
          <text:p text:style-name="P4">Gibt der Benutzer im Textfeld “Titel” keinen Titel für das Album ein, so wird kein neues Album erstellt. Stattdessen bleibt man auf der aktuellen Seite und wird (textuell) benachrichtigt, dass zwingend ein Titel eingegeben werden muss.</text:p>
        </text:list-item>
      </text:list>
      <text:p text:style-name="Standard"/>
      <text:p text:style-name="Standard"/>
      <text:p text:style-name="Standard">Spezielle Anforderungen: /</text:p>
      <text:p text:style-name="Standard"/>
      <text:p text:style-name="Standard">################################################################################</text:p>
      <text:p text:style-name="Standard"/>
      <text:p text:style-name="Standard">Name: Album bearbeiten</text:p>
      <text:p text:style-name="Standard"/>
      <text:p text:style-name="Standard">Beteiligte Akteure: Label-Manager oder Künstler</text:p>
      <text:p text:style-name="Standard"/>
      <text:p text:style-name="Standard">Anfangsbedingungen: Der Benutzer ist im System eingeloggt und hat bereits ein Album erstellt.</text:p>
      <text:list xml:id="list2737838414020535374" text:style-name="L4">
        <text:list-item>
          <text:p text:style-name="P5">Zusatz für Label-Manager: Es reicht auch, wenn irgendein Künstler des Labels bereits ein Album erstellt hat.</text:p>
        </text:list-item>
      </text:list>
      <text:p text:style-name="Standard"/>
      <text:p text:style-name="Standard">Ereignisfluss: </text:p>
      <text:p text:style-name="P1">Ändern von Metadaten/ Löschen von Songs:</text:p>
      <text:list xml:id="list6335999776101082563" text:style-name="L5">
        <text:list-item>
          <text:p text:style-name="P6">Der Benutzer wählt eins seiner Alben (bzw. Label-Manager eins der Künstler des Labels) aus der Liste der Alben aus.´</text:p>
        </text:list-item>
        <text:list-item>
          <text:p text:style-name="P6">Die Meta-Daten und Songs des Albums werden in Textfeldern bzw. einer Liste dargestellt; beim Drücken auf die bearbeiten Taste lassen sich Inhalte der Textfelder umschreiben und Songs aus dem Album entfernen.</text:p>
        </text:list-item>
      </text:list>
      <text:p text:style-name="P1">Hinzufügen von Songs:</text:p>
      <text:list xml:id="list1744118393546089458" text:style-name="L6">
        <text:list-item>
          <text:p text:style-name="P7">Der Benutzer wählt eins seiner Medien an.</text:p>
        </text:list-item>
        <text:list-item>
          <text:p text:style-name="P7"><text:soft-page-break/>Im <text:span text:style-name="T3">M</text:span>enü wählt er den Fall "Zu Album hinzufügen" und wählt im folgenden Menü das gewünschte Album aus.</text:p>
        </text:list-item>
      </text:list>
      <text:p text:style-name="Standard"/>
      <text:p text:style-name="Standard">Abschlussbeingungen: Das Album liegt nun mit geänderten Daten im System vor; die veränderten Daten existieren somit nicht länger.</text:p>
      <text:p text:style-name="Standard"/>
      <text:p text:style-name="Standard">Ausnahmen: </text:p>
      <text:list xml:id="list143738273153834" text:continue-list="list7088437571371614379" text:style-name="L3">
        <text:list-item>
          <text:p text:style-name="P4">Entfernt der Benutzer in Liste "Medien" sämtliche Medien, so wird das Album automatisch komplett aus dem System entfernt.</text:p>
        </text:list-item>
        <text:list-item>
          <text:p text:style-name="P4">Entferntder Benutzer im Textfeld “Titel” den Titel für das Album und ersetzt ihn nicht, so wird das Album nicht editiert. Stattdessen bleibt man auf der aktuellen Seite und wird (textuell) benachrichtigt, dass zwingend ein Titel eingegeben werden muss.</text:p>
        </text:list-item>
      </text:list>
      <text:p text:style-name="Standard"/>
      <text:p text:style-name="Standard">Spezielle Anforderungen: /</text:p>
      <text:p text:style-name="Standard">################################################################################</text:p>
      <text:p text:style-name="Standard"/>
      <text:p text:style-name="Standard">Name: Album löschen</text:p>
      <text:p text:style-name="Standard"/>
      <text:p text:style-name="Standard">Beteiligte Akteure: Label-Manager oder Künstler oder Administrator</text:p>
      <text:p text:style-name="Standard"/>
      <text:p text:style-name="Standard">Anfangsbedingungen: Der Benutzer ist im System eingeloggt und hat bereits ein Album erstellt.</text:p>
      <text:list xml:id="list7152742357259560344" text:style-name="L7">
        <text:list-item>
          <text:p text:style-name="P8">Zusatz für Label-Manager: Es reicht auch, wenn irgendein Künstler des Labels bereits ein Album erstellt hat.</text:p>
        </text:list-item>
        <text:list-item>
          <text:p text:style-name="P8">Zusatz für Administrator: Außer, dass ein Album im System existieren muss, existieren keinerlei Bedingungen.</text:p>
        </text:list-item>
      </text:list>
      <text:p text:style-name="Standard"/>
      <text:p text:style-name="Standard">Ereignisfluss: </text:p>
      <text:list xml:id="list6457563032142926709" text:style-name="L8">
        <text:list-item>
          <text:p text:style-name="P9">Der Benutzer lässt sich über die Suche eine Liste aller Alben ausgeben und wählt per Klick das zu löschende Album aus.</text:p>
        </text:list-item>
        <text:list-item>
          <text:p text:style-name="P9">Auf der Seite, wo die Daten des Albums dargestellt werden, klickt er auf den “Album löschen”-Button.</text:p>
        </text:list-item>
        <text:list-item>
          <text:p text:style-name="P9">Es erscheint eine Textmeldung, dass das Album gelöscht wurde. Bei Klick auf Ok gelangt er wieder zu seiner Startseite.</text:p>
        </text:list-item>
      </text:list>
      <text:p text:style-name="Standard"/>
      <text:p text:style-name="Standard">Abschlussbeingungen: Das jeweilige Album liegt im System nicht mehr vor und kann somit auch nicht mehr durch die Suche erfasst oder abgespielt werden.</text:p>
      <text:p text:style-name="Standard"/>
      <text:p text:style-name="Standard">Ausnahmen: /</text:p>
      <text:p text:style-name="Standard"/>
      <text:p text:style-name="Standard">Spezielle Anforderungen: /</text:p>
      <text:p text:style-name="Standard"/>
      <text:p text:style-name="Standard">################################################################################</text:p>
      <text:p text:style-name="Standard"/>
      <text:p text:style-name="Standard"/>
      <text:p text:style-name="Standard"/>
      <text:p text:style-name="Standard"/>
      <text:p text:style-name="Standard"/>
      <text:p text:style-name="Standard">Name: Genre erstellen</text:p>
      <text:p text:style-name="Standard"/>
      <text:p text:style-name="Standard">Beteiligte Akteure: Administrator</text:p>
      <text:p text:style-name="Standard"><text:soft-page-break/></text:p>
      <text:p text:style-name="Standard">Anfangsbedingungen: Der Benutzer ist im System eingeloggt.</text:p>
      <text:p text:style-name="Standard"/>
      <text:p text:style-name="Standard">Ereignisfluss: </text:p>
      <text:list xml:id="list3072486296323301157" text:style-name="L9">
        <text:list-item>
          <text:p text:style-name="P10">Der Administrator klickt auf den “Genre erstellen”-Button auf seiner Startseite.</text:p>
        </text:list-item>
        <text:list-item>
          <text:p text:style-name="P10">Er trägt in das Textfeld “Name” den Namen des neuen Genres ein.</text:p>
        </text:list-item>
        <text:list-item>
          <text:p text:style-name="P11">Im Menü “<text:span text:style-name="T2">Unter</text:span>genre von: “ wählt er ein Genre, dem das neue zugeordnet werden soll. Wird dies freigelassen ist das neue Genre ein <text:span text:style-name="T2">Ober</text:span>genre.</text:p>
        </text:list-item>
      </text:list>
      <text:p text:style-name="Standard"/>
      <text:p text:style-name="Standard">Abschlussbeingungen: Ein neues Genre (inkl. Name), dem Medien zugeordnet werden können, ist im System erfasst</text:p>
      <text:p text:style-name="Standard"/>
      <text:p text:style-name="Standard">Ausnahmen:</text:p>
      <text:list xml:id="list8598370689573979107" text:style-name="L10">
        <text:list-item>
          <text:p text:style-name="P12">Wird das Textfeld “Name” freigelassen, wird kein Genre angelegt. Stattdessen bleibt man auf der Erstellungsseite, wo eine Nachricht erscheint, die den Nutzer benachrichtigt, dass zwingend ein Name angegeben werden muss.</text:p>
        </text:list-item>
        <text:list-item>
          <text:p text:style-name="P12">Liegt ein Genre mit dem im Textfeld “Name” eingegebenen Wort bereits vor, so wird kein Genre angelegt. Stattdessen bleibt man auf der Erstellungsseite, wo eine Nachricht erscheint, die den Nutzer benachrichtigt, dass ein solches Genre bereits vorliegt.</text:p>
        </text:list-item>
      </text:list>
      <text:p text:style-name="Standard"/>
      <text:p text:style-name="Standard">Spezielle Anforderungen: /</text:p>
      <text:p text:style-name="Standard"/>
      <text:p text:style-name="Standard">################################################################################</text:p>
      <text:p text:style-name="Standard"/>
      <text:p text:style-name="Standard">Name: Genre bearbeiten</text:p>
      <text:p text:style-name="Standard"/>
      <text:p text:style-name="Standard">Beteiligte Akteure: Administrator</text:p>
      <text:p text:style-name="Standard"/>
      <text:p text:style-name="Standard">Anfangsbedingungen: Der Benutzer ist im System eingeloggt und das System hat bereits ein Genre erfasst.</text:p>
      <text:p text:style-name="Standard"/>
      <text:p text:style-name="Standard">Ereignisfluss: </text:p>
      <text:list xml:id="list3915180502141851580" text:style-name="L11">
        <text:list-item>
          <text:p text:style-name="P13">Der Administrator klickt auf den “Genres verwalten”-Button, worauf ihm alle bestehenden Genres aufgelistet werden.</text:p>
        </text:list-item>
        <text:list-item>
          <text:p text:style-name="P13">Er klickt das zu Ändernde Genre an und bekommt so die Daten des Genres (Name, ggf. Obergenre) in einem Textfeld (Name) und einem Menü (Obergenre) angezeigt.</text:p>
        </text:list-item>
        <text:list-item>
          <text:p text:style-name="P13">Die Daten, die er ändern will, kann er nun editieren; also den Namen im Textfeld ersetzen bzw. ein anderes Obergenre aus dem Menü wählen.</text:p>
        </text:list-item>
        <text:list-item>
          <text:p text:style-name="P13">Er klickt auf den “Änderungen speichern”-Button, um somit die alten Daten des Genres (wo verändert) zu überschreiben.</text:p>
        </text:list-item>
      </text:list>
      <text:p text:style-name="Standard"/>
      <text:p text:style-name="Standard"/>
      <text:p text:style-name="Standard">Abschlussbeingungen: Das Genre liegt nun im System mit den neu gewählten Daten vor; die veränderten Daten existieren somit nicht länger.</text:p>
      <text:p text:style-name="Standard"/>
      <text:p text:style-name="Standard">Ausnahmen:</text:p>
      <text:list xml:id="list4830831555235727260" text:style-name="L12">
        <text:list-item>
          <text:p text:style-name="P14">Wird das Textfeld “Name” freigelassen, wird kein Genre angelegt. Stattdessen bleibt man auf der Erstellungsseite, wo eine Nachricht erscheint, die den Nutzer benachrichtigt, dass zwingend ein Name angegeben werden muss.</text:p>
        </text:list-item>
        <text:list-item>
          <text:p text:style-name="P14">Liegt ein Genre mit dem im Textfeld “Name” eingegebenen Wort bereits vor, so wird kein <text:soft-page-break/>Genre angelegt. Stattdessen bleibt man auf der Erstellungsseite, wo eine Nachricht erscheint, die den Nutzer benachrichtigt, dass ein solches Genre bereits vorliegt.</text:p>
        </text:list-item>
      </text:list>
      <text:p text:style-name="Standard"/>
      <text:p text:style-name="Standard">Spezielle Anforderungen: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an Braun</meta:initial-creator>
    <meta:creation-date>2014-02-19T10:19:13</meta:creation-date>
    <dc:date>2014-02-19T14:37:37.685476000</dc:date>
    <meta:editing-duration>PT1H38M22S</meta:editing-duration>
    <meta:editing-cycles>12</meta:editing-cycles>
    <meta:generator>LibreOffice/4.1.2.3$MacOSX_x86 LibreOffice_project/40b2d7fde7e8d2d7bc5a449dc65df4d08a7dd38</meta:generator>
    <meta:document-statistic meta:table-count="0" meta:image-count="0" meta:object-count="0" meta:page-count="4" meta:paragraph-count="72" meta:word-count="895" meta:character-count="6285" meta:non-whitespace-character-count="5485"/>
  </office:meta>
</office:document-meta>
</file>